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cja projektu</text:p>
      <text:p text:style-name="P3"/>
      <text:p text:style-name="P10">Temat:<text:tab/>Serwis pojazdów ciężarowych</text:p>
      <text:p text:style-name="P10">Autorzy:<text:tab/>Łukasz Jacniacki, Mateusz Lempek</text:p>
      <text:p text:style-name="P10">Grupa:<text:tab/>220C</text:p>
      <text:p text:style-name="P10">Kierunek:<text:tab/>Informatyka</text:p>
      <text:p text:style-name="P10">Rok:<text:tab/><text:tab/>2016/17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 Spis treści</text:p>
      <text:p text:style-name="P10">będzi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2<text:tab/>Odnośniki do innych źródeł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<text:tab/>Słownik pojęć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4 Wprowadzenie</text:p>
      <text:p text:style-name="P5"/>
      <text:p text:style-name="P5">4.1 Cel dokumentacji</text:p>
      <text:p text:style-name="P4"/>
      <text:p text:style-name="P4">Tworzymy dokumentację w celu zobrazowania i objaśnienia wszystkich funkcji systemu,</text:p>
      <text:p text:style-name="P4">oraz by przedstawić dlaczego jest on potrzeby dla naszych klientów.</text:p>
      <text:p text:style-name="P4"/>
      <text:p text:style-name="P5">4.2 Przeznaczenie dokumentacji</text:p>
      <text:p text:style-name="P4"/>
      <text:p text:style-name="P4">Dokumentacja jest przeznaczona dla osób zajmujących się utworzeniem systemu, oraz dla</text:p>
      <text:p text:style-name="P4">klienta który zamówił oprogramowanie.</text:p>
      <text:p text:style-name="P4"/>
      <text:p text:style-name="P5">4.3 Opis organizacji</text:p>
      <text:p text:style-name="P6"/>
      <text:p text:style-name="P6">Opis serwisu</text:p>
      <text:p text:style-name="P4"/>
      <text:p text:style-name="P4">Serwis składa się z dwóch głównych budynków, obydwa budynki mają dostęp do</text:p>
      <text:p text:style-name="P4">Internetu (wifi/LAN)</text:p>
      <text:p text:style-name="P4"/>
      <text:p text:style-name="P4">Jednym z tych budynków jest Garaż/warsztat w nim pracownicy (mechanik,</text:p>
      <text:p text:style-name="P4">blacharz, lakiernik, wulkanizatory, serwisant) naprawiają pojazdu.</text:p>
      <text:p text:style-name="P4"/>
      <text:p text:style-name="P4">Drugi budynek to magazyn w nim przechowywane są wszystkie części.</text:p>
      <text:p text:style-name="P4"/>
      <text:p text:style-name="P6">Zakres obowiązków pracownika</text:p>
      <text:p text:style-name="P4"/>
      <text:p text:style-name="P6">Ogólne</text:p>
      <text:p text:style-name="P4"/>
      <text:p text:style-name="P4">Każdy z pracowników lub klient musi się zalogować by móc korzystać z systemu.</text:p>
      <text:p text:style-name="P4">Tylko właściciel może dodać usunąć edytować informacje o pracowniku lub kliencie.</text:p>
      <text:p text:style-name="P4"/>
      <text:p text:style-name="P4">Po oddaniu pojazdu faktura z nr konta zostje wystawiona.</text:p>
      <text:p text:style-name="P4"/>
      <text:p text:style-name="P6">A) Garaż</text:p>
      <text:p text:style-name="P4"/>
      <text:p text:style-name="P4">Pracownik na laptopie widzi informacje o zleceniu .Pracownik ma wgląd do wszystkich</text:p>
      <text:p text:style-name="P4">schematów danego pojazdu co ułatwia mu prace. Na ekranie wyświetlane są wszystkie</text:p>
      <text:p text:style-name="P4">potrzebne narzędzia do naprawy pojazdu. Po wejściu w odpowiednią zakładkę widzi</text:p>
      <text:p text:style-name="P4">podpowiedzi innych mechaników jak dany problem rozwiązać i jakie może napotkać</text:p>
      <text:p text:style-name="P4">problemy. Gdy zajdzie tak potrzeba mechanik może zamówić za pomocą systemu części</text:p>
      <text:p text:style-name="P4">z pobliskiego magazynu. Gdy pracownik dostaje nowe zadanie na ekranie wyświetla mu</text:p>
      <text:p text:style-name="P4">się informacja na którym parkingu (NUMER ) znajduje się pojazd do naprawy. Gdy</text:p>
      <text:p text:style-name="P4">Klient dobrze wyjaśni specyfikację problemu w raz z pojazdem dostarczone zostaną</text:p>
      <text:p text:style-name="P4">mechanikowi odpowiednie części. Po skończeniu zamówienia pracownik podpisuje się</text:p>
      <text:p text:style-name="P4">pod zleceniem i odprowadza pojazd we wskazane miejsce przez system na parking.</text:p>
      <text:p text:style-name="P4"/>
      <text:p text:style-name="P4"/>
      <text:p text:style-name="P4"/>
      <text:p text:style-name="P4"/>
      <text:p text:style-name="P4"/>
      <text:p text:style-name="P6"><text:soft-page-break/>A.1) Wyjazdy</text:p>
      <text:p text:style-name="P4"/>
      <text:p text:style-name="P4">Każdy z pracowników ma dyżur w tym czasie o każdej godzinie może dostać widomość, że </text:p>
      <text:p text:style-name="P4">gdzieś na drodzę pojazd potrzebuje pomocy. Gdy pracownik będzie chciał się udać</text:p>
      <text:p text:style-name="P4">na naprawę pojazdu na drodze w jego systemie włączy się odpowiedni wygląd który</text:p>
      <text:p text:style-name="P4">pokaże mu do jakiego państwa , miasta, ulicy ma się uda. Cały zapas potrzebnych</text:p>
      <text:p text:style-name="P4">narzędzi będzie w pojeździe do dyspozycji. Po przybyciu na miejsce mechanik może</text:p>
      <text:p text:style-name="P4">anulować naprawę na „drodze” i podjąć decyzję ze pojazd będzie naprawiany w serwisie.</text:p>
      <text:p text:style-name="P4"/>
      <text:p text:style-name="P6">B) Magazyn</text:p>
      <text:p text:style-name="P4"/>
      <text:p text:style-name="P4">System w magazynie będzie pokazywał magazynierowi jaki towar ma dostarczyć do</text:p>
      <text:p text:style-name="P4">garażu. Każdy produkt ma informację na jakiej półce i w jakim sektorze się znajduję.</text:p>
      <text:p text:style-name="P4">Każdy produkt ma swój minimalny stan na magazynie (Nie może być mniej części niż</text:p>
      <text:p text:style-name="P4">ten stan ) gdy będzie brakowało części system pokażę to magazynierowi. W pewnych</text:p>
      <text:p text:style-name="P4">okresach czasowych magazynier może zamówić więcej części danego typy np. Opony</text:p>
      <text:p text:style-name="P4">zimowe jesien/zima.</text:p>
      <text:p text:style-name="P4"/>
      <text:p text:style-name="P6">System widziany oczami klienta</text:p>
      <text:p text:style-name="P4"/>
      <text:p text:style-name="P4">Klient może zgłosić chęć skorzystania z usługi serwisu telefonicznie/indywidualnie lub</text:p>
      <text:p text:style-name="P4">za pośrednictwem systemu. Żeby zapisać pojazd do serwisu klient musi określić typ</text:p>
      <text:p text:style-name="P4">pojazdu model pojazdu rok pojazdu a następnie opis problemy. System po opisaniu</text:p>
      <text:p text:style-name="P4">problemu oszacuje koszt. Jeżeli koszt klientowi się nie spodoba może anulować</text:p>
      <text:p text:style-name="P4">dodawanie usług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5 Specyfikacja wymagań</text:p>
      <text:p text:style-name="P4"/>
      <text:p text:style-name="P8">5.1 Charakterystyka ogólna</text:p>
      <text:p text:style-name="P6"/>
      <text:p text:style-name="P6">5.1.1 Definicja produktu</text:p>
      <text:p text:style-name="P4"/>
      <text:p text:style-name="P4">System wspomaga/przyspiesza prace serwisu pojazdów ciężarowych.</text:p>
      <text:p text:style-name="P4"/>
      <text:p text:style-name="P6">5.1.2 Cel biznesowy</text:p>
      <text:p text:style-name="P4"/>
      <text:p text:style-name="P4">Wdrażając system chcemy osiągnąć zysk finansowy. System ten przyspieszy i uprości</text:p>
      <text:p text:style-name="P4">pracę serwisu co będzie skutkowało wzrostem wydajności prac co przeniesie się na wzrost</text:p>
      <text:p text:style-name="P4">w postaci pieniężnej.</text:p>
      <text:p text:style-name="P4"/>
      <text:p text:style-name="P6">5.1.3 Użytkownicy</text:p>
      <text:p text:style-name="P4"/>
      <text:p text:style-name="P4">Pracownicy:</text:p>
      <text:p text:style-name="P4"><text:tab/>Lakiernik</text:p>
      <text:p text:style-name="P4"><text:tab/>Mechanik</text:p>
      <text:p text:style-name="P4"><text:tab/>Wulkanizator</text:p>
      <text:p text:style-name="P4"><text:tab/>Serwisant</text:p>
      <text:p text:style-name="P4"><text:tab/>Elektryk</text:p>
      <text:p text:style-name="P4"><text:tab/>Kierownik Serwisu- Nadzoruje pracowników może przyjmować i dodawać nowe zlecenia.</text:p>
      <text:p text:style-name="P4"><text:tab/>Magazynier- Nadzoruję pracę systemu który czuwa na dostawami części do magazynu.</text:p>
      <text:p text:style-name="P4"/>
      <text:p text:style-name="P4">Klient – Może dodać/zgłosić pojazd do naprawy/serwisu</text:p>
      <text:p text:style-name="P4"/>
      <text:p text:style-name="P6">5.1.4 Korzyści z systemu</text:p>
      <text:p text:style-name="P6"/>
      <text:p text:style-name="P6">Zalety systemu dla mechaników</text:p>
      <text:p text:style-name="P4">1. Przyspiesza pracę</text:p>
      <text:p text:style-name="P4">2. Ułatwia pracę po przez liczne podpowiedzi</text:p>
      <text:p text:style-name="P4">3. Ułatwia komunikację pomiędzy pracownikami (potrzebuje pomocy)</text:p>
      <text:p text:style-name="P4">4. Baza własnych podpowiedzi</text:p>
      <text:p text:style-name="P4"/>
      <text:p text:style-name="P6">Zalety systemu dla Magazyniera</text:p>
      <text:p text:style-name="P4">1. Łatwiejsze zarządzanie magazynem</text:p>
      <text:p text:style-name="P4">2. Przyspiesza pracę</text:p>
      <text:p text:style-name="P4">3. Szybsza i łatwiejsza komunikacja po miedzy magazynem i pracownikami</text:p>
      <text:p text:style-name="P4"/>
      <text:p text:style-name="P6">Zalety systemu dla właściciela.</text:p>
      <text:p text:style-name="P4">1. Możliwość prowadzenia ewidencji.</text:p>
      <text:p text:style-name="P4">2. Możliwość dogłębnej analizy pracowników</text:p>
      <text:p text:style-name="P4"/>
      <text:p text:style-name="P6">Zalety systemu dla Administracji</text:p>
      <text:list xml:id="list1380976687242437637" text:style-name="L1">
        <text:list-item>
          <text:p text:style-name="P11">Możliwość zabezpieczenia systemu przed utratą danych poprzez tworzenie kopii zapasowych</text:p>
        </text:list-item>
      </text:list>
      <text:p text:style-name="P4"/>
      <text:p text:style-name="P4"/>
      <text:p text:style-name="P4"/>
      <text:p text:style-name="P6"><text:soft-page-break/>5.1.5 Ograniczenia projektowe i wdrożeniowe</text:p>
      <text:p text:style-name="P4"/>
      <text:p text:style-name="P4">Baza systemu nie może się znajdować w firmie brak miejsca na taką instalację</text:p>
      <text:p text:style-name="P4">Internet który dostarcza dostwca nie jest wystarczająco szybki by aktualizacja bazy była</text:p>
      <text:p text:style-name="P4">wykonywana za dnia (wtedy gdy każdy pracownik pracuje i potrzebuje dostępu do</text:p>
      <text:p text:style-name="P4">internetu).</text:p>
      <text:p text:style-name="P4"/>
      <text:p text:style-name="P9">5.2 Wymagania funkcjonalne</text:p>
      <text:p text:style-name="P9"/>
      <text:p text:style-name="P9">5.2.1 Lista wymagań</text:p>
      <text:p text:style-name="P9"/>
      <text:p text:style-name="P6">Pracownik:</text:p>
      <text:p text:style-name="P4">1 - Wszyscy pracownicy mogą zamawiać z magazynu potrzebne części, elementy</text:p>
      <text:p text:style-name="P4">potrzebne do dalszej pracy.</text:p>
      <text:p text:style-name="P4">2 - Wyświetlanie informacji o obecnym zleceniu.</text:p>
      <text:p text:style-name="P4">3 - Wyświetlana jest informacja gdzie znajduje się pojazd</text:p>
      <text:p text:style-name="P4">4 - Wyświetlana jest informacja gdzie odstawić pojazd.</text:p>
      <text:p text:style-name="P4">5 – Informuje kiedy dyżur.</text:p>
      <text:p text:style-name="P4"/>
      <text:p text:style-name="P6">Lakiernik:</text:p>
      <text:p text:style-name="P4">6 - Otrzymuje informacje jaką farbę ma użyć.</text:p>
      <text:p text:style-name="P4">7 - Informuje go jaką część ma pomalować.</text:p>
      <text:p text:style-name="P4">8 - Ile warstw farby użyć.</text:p>
      <text:p text:style-name="P4">9 - Wyświetlane są pomoce odnoście malowania części</text:p>
      <text:p text:style-name="P4"/>
      <text:p text:style-name="P6">Mechanik:</text:p>
      <text:p text:style-name="P4">10 - Informacja o części którą należy wymienić.</text:p>
      <text:p text:style-name="P4">11 - Wyświetlane są podpowiedzi innych mechaników odnośnie naprawy danego</text:p>
      <text:p text:style-name="P4">pojazdu.</text:p>
      <text:p text:style-name="P4">12 - Informacja o potrzebnych narzędziach(klucze śrubki itp..)</text:p>
      <text:p text:style-name="P4"/>
      <text:p text:style-name="P6">Wulkanizator:</text:p>
      <text:p text:style-name="P4">13 - Wyświetla informacje o oponie którą należy wymienić lub załatać.</text:p>
      <text:p text:style-name="P4">14 - Przypomina o skończonej wulkanizacji.</text:p>
      <text:p text:style-name="P4"/>
      <text:p text:style-name="P6">Serwisant:</text:p>
      <text:p text:style-name="P4">15 - Wyświetla normy spalin.</text:p>
      <text:p text:style-name="P4">16 - Wypisuje zastrzeżenia co do pojazdu.</text:p>
      <text:p text:style-name="P4">17 - Informuje by zabrać kierowcy kartę pojazdu.</text:p>
      <text:p text:style-name="P4">18 – Pomaga w przeprowadzeniu diagnostyki</text:p>
      <text:p text:style-name="P4"/>
      <text:p text:style-name="P6">Elektryk:</text:p>
      <text:p text:style-name="P4">19 - informuje gdzie podłączyć ścieżkę.</text:p>
      <text:p text:style-name="P4">20 - Podpowiedzi jak naprawić awarie</text:p>
      <text:p text:style-name="P4">21 – Informacje jakie narzędzia/przewody itp. użyć.</text:p>
      <text:p text:style-name="P4"/>
      <text:p text:style-name="P4"/>
      <text:p text:style-name="P4"/>
      <text:p text:style-name="P4"/>
      <text:p text:style-name="P4"/>
      <text:p text:style-name="P6"><text:soft-page-break/>Kierownik serwisu:</text:p>
      <text:p text:style-name="P4">22 – Może dodawań/edytować/usuwać informacje o pracownikach</text:p>
      <text:p text:style-name="P4">23 – Dodaje zgłoszenie naprawy/serwisu</text:p>
      <text:p text:style-name="P4">24 – Może pomagać pracownikom widzi wszystkie informacje a temat danego</text:p>
      <text:p text:style-name="P4">pojazdu.</text:p>
      <text:p text:style-name="P4"/>
      <text:p text:style-name="P6">Magazynier:</text:p>
      <text:p text:style-name="P4">25 - Widzi stan magazynu</text:p>
      <text:p text:style-name="P4">26 – Informacje o możliwych brakach towaru</text:p>
      <text:p text:style-name="P4">27 – Może zwiększyć ilość minimalnego towaru</text:p>
      <text:p text:style-name="P4">28 – Może dodać nowy towar (zarejestrować)</text:p>
      <text:p text:style-name="P4"/>
      <text:p text:style-name="P4"><text:span text:style-name="T1">Klient</text:span>:</text:p>
      <text:p text:style-name="P4">29 – Może dodać zgłoszenie naprawy.</text:p>
      <text:p text:style-name="P4">30 – W każdej chwili może zobaczyć stan prac na pojazdem</text:p>
      <text:p text:style-name="P4">31 – Może zobaczyć wszystkie poprzednie naprawy.</text:p>
      <text:p text:style-name="P4">32 – Może usunąć swoje konto z serwis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32S</meta:editing-duration>
    <meta:editing-cycles>4</meta:editing-cycles>
    <meta:generator>OpenOffice/4.1.2$Win32 OpenOffice.org_project/412m3$Build-9782</meta:generator>
    <dc:date>2017-03-13T13:24:36.76</dc:date>
    <meta:document-statistic meta:table-count="0" meta:image-count="0" meta:object-count="0" meta:page-count="9" meta:paragraph-count="145" meta:word-count="934" meta:character-count="6426"/>
    <meta:user-defined meta:name="Info 1"/>
    <meta:user-defined meta:name="Info 2"/>
    <meta:user-defined meta:name="Info 3"/>
    <meta:user-defined meta:name="Info 4"/>
  </office:meta>
</office:document-meta>
</file>